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55cm" fo:min-width="0.281cm" fo:padding-top="0.135cm" fo:padding-bottom="0.135cm" fo:padding-left="0.26cm" fo:padding-right="0.26cm"/>
    </style:style>
    <style:style style:name="gr5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13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7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8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9" style:family="paragraph">
      <loext:graphic-properties draw:fill="solid" draw:fill-color="#ffff66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0" style:family="paragraph"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1" style:family="paragraph">
      <loext:graphic-properties draw:fill="solid" draw:fill-color="#99ccff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2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custom-shape draw:style-name="gr3" draw:text-style-name="P3" draw:layer="layout" svg:width="1cm" svg:height="1cm" svg:x="2.05cm" svg:y="1.8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4" draw:text-style-name="P4" draw:layer="layout" svg:width="0.8cm" svg:height="0.84cm" svg:x="2.15cm" svg:y="1.9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5" draw:text-style-name="P5" draw:layer="layout" svg:width="0.125cm" svg:height="0.123cm" svg:x="2.184cm" svg:y="2.15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191cm" svg:y="2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191cm" svg:y="2.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191cm" svg:y="2.23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242cm" svg:y="2.3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249cm" svg:y="2.31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249cm" svg:y="2.3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249cm" svg:y="2.38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402cm" svg:y="2.17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cm" svg:x="2.409cm" svg:y="2.18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1cm" svg:x="2.409cm" svg:y="2.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409cm" svg:y="2.2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4cm" svg:x="2.363cm" svg:y="2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37cm" svg:y="2.46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37cm" svg:y="2.49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37cm" svg:y="2.53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179cm" svg:y="2.51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186cm" svg:y="2.5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186cm" svg:y="2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186cm" svg:y="2.59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514cm" svg:y="2.58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522cm" svg:y="2.59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522cm" svg:y="2.63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1cm" svg:x="2.522cm" svg:y="2.6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527cm" svg:y="2.332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534cm" svg:y="2.3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534cm" svg:y="2.37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534cm" svg:y="2.41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61cm" svg:y="2.16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618cm" svg:y="2.17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18cm" svg:y="2.21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618cm" svg:y="2.2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786cm" svg:y="2.33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794cm" svg:y="2.34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794cm" svg:y="2.38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794cm" svg:y="2.41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682cm" svg:y="2.51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689cm" svg:y="2.5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89cm" svg:y="2.56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689cm" svg:y="2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795cm" svg:y="2.1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802cm" svg:y="2.1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802cm" svg:y="2.17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802cm" svg:y="2.2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>
          <draw:custom-shape draw:style-name="gr3" draw:text-style-name="P3" draw:layer="layout" svg:width="1cm" svg:height="1cm" svg:x="5.55cm" svg:y="1.5cm">
            <text:p/>
            <draw:enhanced-geometry svg:viewBox="0 0 21600 21600" draw:mirror-horizontal="true" draw:mirror-vertical="false" draw:text-areas="800 800 20800 20800" draw:type="round-rectangular-callout" draw:modifiers="1143.65634365634 26886.713286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5.605cm" svg:y="1.5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5.605cm" svg:y="1.8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5.605cm" svg:y="2.1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9" draw:layer="layout" svg:width="0.89cm" svg:height="0.247cm" svg:x="3.255cm" svg:y="0.824cm">
            <text:p><text:span text:style-name="T1"/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cm" svg:height="1cm" svg:x="0.1cm" svg:y="2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1" draw:layer="layout" svg:width="0.89cm" svg:height="0.247cm" svg:x="0.155cm" svg:y="2.09cm">
            <text:p text:style-name="P10"><text:span text:style-name="T1">def: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0.155cm" svg:y="2.3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0.155cm" svg:y="2.6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5" draw:text-style-name="P5" draw:layer="layout" svg:width="0.153cm" svg:height="0.151cm" svg:x="5.177cm" svg:y="2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186cm" svg:y="2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186cm" svg:y="2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186cm" svg:y="2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97cm" svg:y="3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206cm" svg:y="3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206cm" svg:y="3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206cm" svg:y="3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397cm" svg:y="2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406cm" svg:y="2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406cm" svg:y="2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406cm" svg:y="2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35cm" svg:y="3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47cm" svg:y="3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155cm" svg:y="3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155cm" svg:y="3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155cm" svg:y="3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5.35cm" svg:y="3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97cm" svg:y="3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905cm" svg:y="3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905cm" svg:y="3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905cm" svg:y="3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848cm" svg:y="2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856cm" svg:y="2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856cm" svg:y="2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856cm" svg:y="2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47cm" svg:y="3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856cm" svg:y="3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856cm" svg:y="3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856cm" svg:y="3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97cm" svg:y="3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706cm" svg:y="3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706cm" svg:y="3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706cm" svg:y="3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22cm" svg:y="2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631cm" svg:y="2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631cm" svg:y="2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631cm" svg:y="2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3" draw:layer="layout" svg:width="1cm" svg:height="1cm" svg:x="5.1cm" svg:y="2.7cm">
            <text:p text:style-name="P12"><text:span text:style-name="T2">?</text:span></text:p>
            <draw:enhanced-geometry svg:viewBox="0 0 21600 21600" draw:mirror-horizontal="true" draw:mirror-vertical="false" draw:text-areas="800 800 20800 20800" draw:type="round-rectangular-callout" draw:modifiers="-517.882117882118 24620.979020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5" draw:text-style-name="P5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3" draw:layer="layout" svg:width="1cm" svg:height="1cm" svg:x="0.35cm" svg:y="0.7cm">
            <text:p text:style-name="P12"><text:span text:style-name="T2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7T07:11:28.703366056</dc:date>
    <dc:creator>Tobias Kuhn</dc:creator>
    <meta:editing-duration>PT28M11S</meta:editing-duration>
    <meta:editing-cycles>8</meta:editing-cycles>
    <meta:generator>LibreOffice/6.3.4.2$Linux_X86_64 LibreOffice_project/30$Build-2</meta:generator>
    <meta:document-statistic meta:object-count="219"/>
  </office:meta>
</office:document-meta>
</file>